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roman" style:font-pitch="variable"/>
    <style:font-face style:name="PingFang SC1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adornments="Regular" style:font-family-generic="roman" style:font-pitch="variable"/>
    <style:font-face style:name="Times New Roman2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1cm" svg:stroke-color="#000000" draw:marker-start-width="0.279cm" draw:marker-end-width="0.279cm" draw:fill="none" draw:textarea-vertical-align="middle" fo:padding-top="0.15cm" fo:padding-bottom="0.15cm" fo:padding-left="0.275cm" fo:padding-right="0.275cm"/>
    </style:style>
    <style:style style:name="gr2" style:family="graphic">
      <style:graphic-properties style:writing-mode="lr-tb"/>
    </style:style>
    <style:style style:name="gr3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1.945cm" fo:min-width="1.695cm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44cm" fo:min-width="0.41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44cm" fo:min-width="1.649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64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44cm" fo:min-width="1.98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72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44cm" fo:min-width="0.743cm"/>
      <style:paragraph-properties style:writing-mode="lr-tb"/>
    </style:style>
    <style:style style:name="gr10" style:family="graphic" style:parent-style-name="objectwithoutfill">
      <style:graphic-properties svg:stroke-width="0.051cm" svg:stroke-color="#000000" draw:marker-start-width="0.279cm" draw:marker-end="Arrowheads_20_2" draw:marker-end-width="0.381cm" draw:fill="none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color="#000000" draw:fill="none" draw:fill-color="#cccccc" draw:opacity="100%" draw:textarea-horizontal-align="left" draw:auto-grow-height="true" draw:auto-grow-width="false" fo:min-height="1.288cm" fo:min-width="0cm" draw:shadow-opacity="100%"/>
      <style:paragraph-properties style:writing-mode="lr-tb"/>
    </style:style>
    <style:style style:name="gr12" style:family="graphic" style:parent-style-name="objectwithoutfill">
      <style:graphic-properties draw:stroke="dash" draw:stroke-dash="Double_20_Dash" svg:stroke-width="0.051cm" svg:stroke-color="#808080" draw:marker-start-width="0.279cm" draw:marker-end-width="0.279cm" draw:fill="none" draw:textarea-vertical-align="middle" fo:padding-top="0.15cm" fo:padding-bottom="0.15cm" fo:padding-left="0.275cm" fo:padding-right="0.27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style:font-name="Times New Roman1" fo:font-size="42pt"/>
    </style:style>
    <style:style style:name="P3" style:family="paragraph">
      <style:text-properties fo:font-size="22pt"/>
    </style:style>
    <style:style style:name="P4" style:family="paragraph">
      <loext:graphic-properties draw:fill="none" draw:fill-color="#cccccc" draw:opacity="100%"/>
      <style:text-properties style:font-name="Times New Roman1" fo:font-size="22pt"/>
    </style:style>
    <style:style style:name="P5" style:family="paragraph">
      <style:text-properties fo:font-size="20pt"/>
    </style:style>
    <style:style style:name="P6" style:family="paragraph">
      <loext:graphic-properties draw:fill="none" draw:fill-color="#ffffff"/>
      <style:text-properties style:font-name="Times New Roman1" fo:font-size="20pt"/>
    </style:style>
    <style:style style:name="T1" style:family="text">
      <style:text-properties style:font-name="Times New Roman1" fo:font-size="42pt"/>
    </style:style>
    <style:style style:name="T2" style:family="text">
      <style:text-properties style:font-name="Times New Roman" fo:font-size="42pt" style:font-name-asian="Times New Roman" style:font-name-complex="Times New Roman"/>
    </style:style>
    <style:style style:name="T3" style:family="text">
      <style:text-properties style:text-position="sub 58%" style:font-name="Times New Roman1" fo:font-size="42pt"/>
    </style:style>
    <style:style style:name="T4" style:family="text">
      <style:text-properties style:text-position="0% 100%" style:font-name="Times New Roman1" fo:font-size="22pt"/>
    </style:style>
    <style:style style:name="T5" style:family="text">
      <style:text-properties style:text-position="sub 58%" style:font-name="Times New Roman1" fo:font-size="22pt"/>
    </style:style>
    <style:style style:name="T6" style:family="text">
      <style:text-properties style:text-position="0% 100%" style:font-name="Times New Roman1" fo:font-size="20pt"/>
    </style:style>
    <style:style style:name="T7" style:family="text">
      <style:text-properties style:text-position="sub 58%" style:font-name="Times New Roman1" fo:font-size="20pt"/>
    </style:style>
    <style:style style:name="T8" style:family="text">
      <style:text-properties style:text-position="0% 100%" style:font-name="Times New Roman1" fo:font-size="4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6.11cm" svg:y1="5.145cm" svg:x2="10.555cm" svg:y2="5.145cm">
          <text:p/>
        </draw:line>
        <draw:g draw:style-name="gr2">
          <draw:custom-shape draw:style-name="gr3" draw:text-style-name="P1" draw:layer="layout" svg:width="3.175cm" svg:height="3.175cm" svg:x="3.057cm" svg:y="3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3.175cm" svg:height="3.175cm" svg:x="3.057cm" svg:y="8.8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3.175cm" svg:height="3.175cm" svg:x="3.057cm" svg:y="14.3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3.175cm" svg:height="3.175cm" svg:x="3.057cm" svg:y="3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3.175cm" svg:height="3.175cm" svg:x="3.057cm" svg:y="8.8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3.175cm" svg:height="3.175cm" svg:x="3.057cm" svg:y="14.3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2">
          <draw:custom-shape draw:style-name="gr3" draw:text-style-name="P1" draw:layer="layout" svg:width="3.175cm" svg:height="3.175cm" svg:x="10.36cm" svg:y="3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3.175cm" svg:height="3.175cm" svg:x="10.36cm" svg:y="8.8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3.175cm" svg:height="3.175cm" svg:x="10.36cm" svg:y="14.3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3.175cm" svg:height="3.175cm" svg:x="10.36cm" svg:y="3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3.175cm" svg:height="3.175cm" svg:x="10.36cm" svg:y="8.8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3.175cm" svg:height="3.175cm" svg:x="10.36cm" svg:y="14.3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2">
          <draw:custom-shape draw:style-name="gr3" draw:text-style-name="P1" draw:layer="layout" svg:width="3.175cm" svg:height="3.175cm" svg:x="17.98cm" svg:y="3.7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3.175cm" svg:height="3.175cm" svg:x="17.98cm" svg:y="8.9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3.175cm" svg:height="3.175cm" svg:x="17.98cm" svg:y="14.4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3.175cm" svg:height="3.175cm" svg:x="17.98cm" svg:y="3.7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3.175cm" svg:height="3.175cm" svg:x="17.98cm" svg:y="8.9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3.175cm" svg:height="3.175cm" svg:x="17.98cm" svg:y="14.4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4" draw:text-style-name="P2" draw:layer="layout" svg:width="0.913cm" svg:height="1.894cm" svg:x="4.232cm" svg:y="9.336cm">
          <draw:text-box>
            <text:p><text:span text:style-name="T1">i</text:span></text:p>
          </draw:text-box>
        </draw:frame>
        <draw:frame draw:style-name="gr5" draw:text-style-name="P2" draw:layer="layout" svg:width="2.149cm" svg:height="1.894cm" svg:x="11.095cm" svg:y="4.245cm">
          <draw:text-box>
            <text:p><text:span text:style-name="T1">j-1</text:span></text:p>
          </draw:text-box>
        </draw:frame>
        <draw:frame draw:style-name="gr6" draw:text-style-name="P2" draw:layer="layout" svg:width="3.175cm" svg:height="2.214cm" svg:x="18.48cm" svg:y="4.253cm">
          <draw:text-box>
            <text:p><text:span text:style-name="T1">k-1</text:span></text:p>
          </draw:text-box>
        </draw:frame>
        <draw:frame draw:style-name="gr4" draw:text-style-name="P2" draw:layer="layout" svg:width="0.913cm" svg:height="1.894cm" svg:x="11.534cm" svg:y="9.325cm">
          <draw:text-box>
            <text:p><text:span text:style-name="T1">j</text:span></text:p>
          </draw:text-box>
        </draw:frame>
        <draw:frame draw:style-name="gr7" draw:text-style-name="P2" draw:layer="layout" svg:width="2.487cm" svg:height="1.894cm" svg:x="10.933cm" svg:y="15.04cm">
          <draw:text-box>
            <text:p><text:span text:style-name="T1">j+1</text:span></text:p>
          </draw:text-box>
        </draw:frame>
        <draw:frame draw:style-name="gr8" draw:text-style-name="P2" draw:layer="layout" svg:width="2.5cm" svg:height="2.222cm" svg:x="3.657cm" svg:y="4.245cm">
          <draw:text-box>
            <text:p><text:span text:style-name="T1">i-1</text:span></text:p>
          </draw:text-box>
        </draw:frame>
        <draw:frame draw:style-name="gr8" draw:text-style-name="P2" draw:layer="layout" svg:width="2.5cm" svg:height="2.222cm" svg:x="3.675cm" svg:y="15.04cm">
          <draw:text-box>
            <text:p><text:span text:style-name="T1">i+1</text:span></text:p>
          </draw:text-box>
        </draw:frame>
        <draw:frame draw:style-name="gr9" draw:text-style-name="P2" draw:layer="layout" svg:width="1.243cm" svg:height="1.894cm" svg:x="19.115cm" svg:y="9.336cm">
          <draw:text-box>
            <text:p><text:span text:style-name="T1">k</text:span></text:p>
          </draw:text-box>
        </draw:frame>
        <draw:frame draw:style-name="gr6" draw:text-style-name="P2" draw:layer="layout" svg:width="3.175cm" svg:height="2.214cm" svg:x="18.48cm" svg:y="15.04cm">
          <draw:text-box>
            <text:p><text:span text:style-name="T1">k+1</text:span></text:p>
          </draw:text-box>
        </draw:frame>
        <draw:frame draw:style-name="gr6" draw:text-style-name="P2" draw:layer="layout" svg:width="0.953cm" svg:height="2.214cm" svg:x="4.192cm" svg:y="1.57cm">
          <draw:text-box>
            <text:p><text:span text:style-name="T2">⁞</text:span></text:p>
          </draw:text-box>
        </draw:frame>
        <draw:frame draw:style-name="gr6" draw:text-style-name="P2" draw:layer="layout" svg:width="0.953cm" svg:height="2.214cm" svg:x="11.494cm" svg:y="1.578cm">
          <draw:text-box>
            <text:p><text:span text:style-name="T2">⁞</text:span></text:p>
          </draw:text-box>
        </draw:frame>
        <draw:frame draw:style-name="gr6" draw:text-style-name="P2" draw:layer="layout" svg:width="0.953cm" svg:height="2.214cm" svg:x="19.115cm" svg:y="1.578cm">
          <draw:text-box>
            <text:p><text:span text:style-name="T2">⁞</text:span></text:p>
          </draw:text-box>
        </draw:frame>
        <draw:frame draw:style-name="gr6" draw:text-style-name="P2" draw:layer="layout" svg:width="0.953cm" svg:height="2.214cm" svg:x="4.392cm" svg:y="17.58cm">
          <draw:text-box>
            <text:p><text:span text:style-name="T2">⁞</text:span></text:p>
          </draw:text-box>
        </draw:frame>
        <draw:frame draw:style-name="gr6" draw:text-style-name="P2" draw:layer="layout" svg:width="0.953cm" svg:height="2.214cm" svg:x="11.695cm" svg:y="17.58cm">
          <draw:text-box>
            <text:p><text:span text:style-name="T2">⁞</text:span></text:p>
          </draw:text-box>
        </draw:frame>
        <draw:frame draw:style-name="gr6" draw:text-style-name="P2" draw:layer="layout" svg:width="0.953cm" svg:height="2.214cm" svg:x="19.315cm" svg:y="17.588cm">
          <draw:text-box>
            <text:p><text:span text:style-name="T2">⁞</text:span></text:p>
          </draw:text-box>
        </draw:frame>
        <draw:line draw:style-name="gr1" draw:text-style-name="P1" draw:layer="layout" svg:x1="6.197cm" svg:y1="10.595cm" svg:x2="10.325cm" svg:y2="10.595cm">
          <text:p/>
        </draw:line>
        <draw:line draw:style-name="gr1" draw:text-style-name="P1" draw:layer="layout" svg:x1="13.4cm" svg:y1="10.595cm" svg:x2="17.959cm" svg:y2="10.595cm">
          <text:p/>
        </draw:line>
        <draw:line draw:style-name="gr10" draw:text-style-name="P1" draw:layer="layout" svg:x1="21.137cm" svg:y1="5.415cm" svg:x2="23.042cm" svg:y2="5.415cm">
          <text:p/>
        </draw:line>
        <draw:line draw:style-name="gr10" draw:text-style-name="P1" draw:layer="layout" svg:x1="21.137cm" svg:y1="10.595cm" svg:x2="23.042cm" svg:y2="10.595cm">
          <text:p/>
        </draw:line>
        <draw:line draw:style-name="gr10" draw:text-style-name="P1" draw:layer="layout" svg:x1="21.12cm" svg:y1="16.092cm" svg:x2="23.025cm" svg:y2="16.092cm">
          <text:p/>
        </draw:line>
        <draw:frame draw:style-name="gr6" draw:text-style-name="P2" draw:layer="layout" svg:width="3.175cm" svg:height="2.214cm" svg:x="22.925cm" svg:y="4.253cm">
          <draw:text-box>
            <text:p><text:span text:style-name="T1">a</text:span><text:span text:style-name="T3">k-1</text:span></text:p>
          </draw:text-box>
        </draw:frame>
        <draw:frame draw:style-name="gr6" draw:text-style-name="P2" draw:layer="layout" svg:width="3.175cm" svg:height="2.214cm" svg:x="22.925cm" svg:y="9.325cm">
          <draw:text-box>
            <text:p><text:span text:style-name="T1">a</text:span><text:span text:style-name="T3">k</text:span></text:p>
          </draw:text-box>
        </draw:frame>
        <draw:frame draw:style-name="gr6" draw:text-style-name="P2" draw:layer="layout" svg:width="3.175cm" svg:height="2.214cm" svg:x="22.925cm" svg:y="15.04cm">
          <draw:text-box>
            <text:p><text:span text:style-name="T1">a</text:span><text:span text:style-name="T3">k+1</text:span></text:p>
          </draw:text-box>
        </draw:frame>
        <draw:frame draw:style-name="gr11" draw:text-style-name="P4" draw:layer="layout" svg:width="1.992cm" svg:height="1.538cm" svg:x="8.545cm" svg:y="10.29cm">
          <draw:text-box>
            <text:p text:style-name="P3"><text:span text:style-name="T4">w</text:span><text:span text:style-name="T5">ij</text:span></text:p>
          </draw:text-box>
        </draw:frame>
        <draw:frame draw:style-name="gr6" draw:text-style-name="P6" draw:layer="layout" svg:width="3.175cm" svg:height="2.214cm" svg:x="15.965cm" svg:y="10.328cm">
          <draw:text-box>
            <text:p text:style-name="P5"><text:span text:style-name="T6">w</text:span><text:span text:style-name="T7">jk</text:span></text:p>
          </draw:text-box>
        </draw:frame>
        <draw:line draw:style-name="gr12" draw:text-style-name="P1" draw:layer="layout" svg:x1="25.56cm" svg:y1="1.605cm" svg:x2="25.56cm" svg:y2="18.75cm">
          <text:p/>
        </draw:line>
        <draw:frame draw:style-name="gr6" draw:text-style-name="P2" draw:layer="layout" svg:width="3.175cm" svg:height="2.214cm" svg:x="26.165cm" svg:y="4.201cm">
          <draw:text-box>
            <text:p><text:span text:style-name="T8">y</text:span><text:span text:style-name="T3">k-1</text:span></text:p>
          </draw:text-box>
        </draw:frame>
        <draw:frame draw:style-name="gr6" draw:text-style-name="P2" draw:layer="layout" svg:width="3.175cm" svg:height="2.214cm" svg:x="26.166cm" svg:y="9.201cm">
          <draw:text-box>
            <text:p><text:span text:style-name="T8">y</text:span><text:span text:style-name="T3">k</text:span></text:p>
          </draw:text-box>
        </draw:frame>
        <draw:frame draw:style-name="gr6" draw:text-style-name="P2" draw:layer="layout" svg:width="3.175cm" svg:height="2.214cm" svg:x="26.167cm" svg:y="15.001cm">
          <draw:text-box>
            <text:p><text:span text:style-name="T8">y</text:span><text:span text:style-name="T3">k+1</text:span></text:p>
          </draw:text-box>
        </draw:frame>
        <draw:line draw:style-name="gr1" draw:text-style-name="P1" draw:layer="layout" svg:x1="5.792cm" svg:y1="6.097cm" svg:x2="10.555cm" svg:y2="10.542cm">
          <text:p/>
        </draw:line>
        <draw:line draw:style-name="gr1" draw:text-style-name="P1" draw:layer="layout" svg:x1="5.475cm" svg:y1="6.415cm" svg:x2="10.237cm" svg:y2="15.94cm">
          <text:p/>
        </draw:line>
        <draw:line draw:style-name="gr1" draw:text-style-name="P1" draw:layer="layout" svg:x1="6.197cm" svg:y1="10.595cm" svg:x2="10.555cm" svg:y2="5.145cm">
          <text:p/>
        </draw:line>
        <draw:line draw:style-name="gr1" draw:text-style-name="P1" draw:layer="layout" svg:x1="6.197cm" svg:y1="10.595cm" svg:x2="10.237cm" svg:y2="15.94cm">
          <text:p/>
        </draw:line>
        <draw:line draw:style-name="gr1" draw:text-style-name="P1" draw:layer="layout" svg:x1="6.11cm" svg:y1="15.94cm" svg:x2="10.237cm" svg:y2="15.941cm">
          <text:p/>
        </draw:line>
        <draw:line draw:style-name="gr1" draw:text-style-name="P1" draw:layer="layout" svg:x1="6.111cm" svg:y1="15.941cm" svg:x2="10.555cm" svg:y2="10.542cm">
          <text:p/>
        </draw:line>
        <draw:line draw:style-name="gr1" draw:text-style-name="P1" draw:layer="layout" svg:x1="6.111cm" svg:y1="15.942cm" svg:x2="10.555cm" svg:y2="5.145cm">
          <text:p/>
        </draw:line>
        <draw:line draw:style-name="gr1" draw:text-style-name="P1" draw:layer="layout" svg:x1="13.412cm" svg:y1="5.145cm" svg:x2="17.857cm" svg:y2="5.145cm">
          <text:p/>
        </draw:line>
        <draw:line draw:style-name="gr1" draw:text-style-name="P1" draw:layer="layout" svg:x1="13.413cm" svg:y1="5.145cm" svg:x2="17.857cm" svg:y2="10.542cm">
          <text:p/>
        </draw:line>
        <draw:line draw:style-name="gr1" draw:text-style-name="P1" draw:layer="layout" svg:x1="13.413cm" svg:y1="5.146cm" svg:x2="17.857cm" svg:y2="16.257cm">
          <text:p/>
        </draw:line>
        <draw:line draw:style-name="gr1" draw:text-style-name="P1" draw:layer="layout" svg:x1="13.401cm" svg:y1="10.595cm" svg:x2="17.857cm" svg:y2="5.145cm">
          <text:p/>
        </draw:line>
        <draw:line draw:style-name="gr1" draw:text-style-name="P1" draw:layer="layout" svg:x1="13.401cm" svg:y1="10.595cm" svg:x2="17.857cm" svg:y2="16.257cm">
          <text:p/>
        </draw:line>
        <draw:line draw:style-name="gr1" draw:text-style-name="P1" draw:layer="layout" svg:x1="13.412cm" svg:y1="16.257cm" svg:x2="17.971cm" svg:y2="16.257cm">
          <text:p/>
        </draw:line>
        <draw:line draw:style-name="gr1" draw:text-style-name="P1" draw:layer="layout" svg:x1="13.413cm" svg:y1="16.257cm" svg:x2="17.857cm" svg:y2="10.542cm">
          <text:p/>
        </draw:line>
        <draw:line draw:style-name="gr1" draw:text-style-name="P1" draw:layer="layout" svg:x1="13.413cm" svg:y1="16.258cm" svg:x2="17.857cm" svg:y2="5.145cm">
          <text:p/>
        </draw:line>
        <draw:frame draw:style-name="gr6" draw:text-style-name="P2" draw:layer="layout" svg:width="0.953cm" svg:height="2.214cm" svg:x="1.299cm" svg:y="3.901cm">
          <draw:text-box>
            <text:p><text:span text:style-name="T2">…</text:span></text:p>
          </draw:text-box>
        </draw:frame>
        <draw:frame draw:style-name="gr6" draw:text-style-name="P2" draw:layer="layout" svg:width="0.953cm" svg:height="2.214cm" svg:x="1.306cm" svg:y="9.101cm">
          <draw:text-box>
            <text:p><text:span text:style-name="T2">…</text:span></text:p>
          </draw:text-box>
        </draw:frame>
        <draw:frame draw:style-name="gr6" draw:text-style-name="P2" draw:layer="layout" svg:width="0.953cm" svg:height="2.214cm" svg:x="1.313cm" svg:y="14.701cm">
          <draw:text-box>
            <text:p><text:span text:style-name="T2">…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roman" style:font-pitch="variable"/>
    <style:font-face style:name="PingFang SC1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adornments="Regular" style:font-family-generic="roman" style:font-pitch="variable"/>
    <style:font-face style:name="Times New Roman2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1" style:font-family-asian="'PingFang SC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31T21:25:45.812399217</meta:creation-date>
    <dc:date>2024-02-01T08:17:09.777273091</dc:date>
    <meta:editing-duration>PT26M</meta:editing-duration>
    <meta:editing-cycles>4</meta:editing-cycles>
    <meta:generator>LibreOffice/7.5.4.2$MacOSX_AARCH64 LibreOffice_project/36ccfdc35048b057fd9854c757a8b67ec53977b6</meta:generator>
    <meta:document-statistic meta:object-count="69"/>
  </office:meta>
</office:document-meta>
</file>